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line-height="100%"/>
    </style:style>
    <style:style style:name="P2" style:family="paragraph" style:parent-style-name="Footer">
      <style:text-properties officeooo:rsid="00090686" officeooo:paragraph-rsid="00090686"/>
    </style:style>
    <style:style style:name="P3" style:family="paragraph" style:parent-style-name="Subtitle">
      <style:paragraph-properties fo:line-height="100%"/>
      <style:text-properties fo:font-size="14pt" fo:font-style="italic" fo:font-weight="normal" officeooo:rsid="00010003" officeooo:paragraph-rsid="00010003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Liberation Sans" fo:font-size="14pt" fo:font-style="italic" fo:font-weight="bold" officeooo:rsid="00010003" officeooo:paragraph-rsid="00043b62" style:font-style-asian="italic" style:font-weight-asian="bold" style:font-style-complex="italic" style:font-weight-complex="bold"/>
    </style:style>
    <style:style style:name="P5" style:family="paragraph" style:parent-style-name="Text_20_body" style:list-style-name="L2">
      <style:paragraph-properties fo:line-height="100%" fo:text-align="justify" style:justify-single-word="false"/>
      <style:text-properties style:font-name="Liberation Sans" fo:font-size="14pt" fo:font-style="italic" fo:font-weight="bold" officeooo:rsid="00043b62" officeooo:paragraph-rsid="00043b62" style:font-style-asian="italic" style:font-weight-asian="bold" style:font-style-complex="italic" style:font-weight-complex="bold"/>
    </style:style>
    <style:style style:name="P6" style:family="paragraph" style:parent-style-name="Text_20_body" style:list-style-name="L2">
      <style:paragraph-properties fo:line-height="100%" fo:text-align="justify" style:justify-single-word="false"/>
      <style:text-properties style:font-name="Liberation Sans" fo:font-size="14pt" fo:font-style="italic" fo:font-weight="bold" officeooo:rsid="0004fc0e" officeooo:paragraph-rsid="0004fc0e" style:font-style-asian="italic" style:font-weight-asian="bold" style:font-style-complex="italic" style:font-weight-complex="bold"/>
    </style:style>
    <style:style style:name="P7" style:family="paragraph" style:parent-style-name="Text_20_body" style:list-style-name="L2">
      <style:paragraph-properties fo:line-height="100%" fo:text-align="justify" style:justify-single-word="false"/>
      <style:text-properties style:font-name="Liberation Sans" fo:font-size="14pt" fo:font-style="italic" fo:font-weight="bold" officeooo:rsid="0004fc0e" officeooo:paragraph-rsid="00090686" style:font-style-asian="italic" style:font-weight-asian="bold" style:font-style-complex="italic" style:font-weight-complex="bold"/>
    </style:style>
    <style:style style:name="P8" style:family="paragraph" style:parent-style-name="Text_20_body" style:list-style-name="L2">
      <style:paragraph-properties fo:line-height="100%" fo:text-align="justify" style:justify-single-word="false"/>
      <style:text-properties style:font-name="Liberation Sans" fo:font-size="14pt" fo:font-style="italic" fo:font-weight="bold" officeooo:rsid="00090686" officeooo:paragraph-rsid="00090686" style:font-style-asian="italic" style:font-weight-asian="bold" style:font-style-complex="italic" style:font-weight-complex="bold"/>
    </style:style>
    <style:style style:name="P9" style:family="paragraph" style:parent-style-name="Text_20_body" style:list-style-name="L2">
      <style:paragraph-properties fo:line-height="100%" fo:text-align="justify" style:justify-single-word="false"/>
      <style:text-properties style:font-name="Liberation Sans" fo:font-size="14pt" fo:font-style="italic" fo:font-weight="bold" officeooo:rsid="000c0370" officeooo:paragraph-rsid="000c0370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line-height="100%" fo:text-align="justify" style:justify-single-word="false"/>
      <style:text-properties officeooo:paragraph-rsid="00010003"/>
    </style:style>
    <style:style style:name="P11" style:family="paragraph" style:parent-style-name="Text_20_body" style:list-style-name="L2">
      <style:paragraph-properties fo:line-height="100%" fo:text-align="justify" style:justify-single-word="false"/>
      <style:text-properties officeooo:paragraph-rsid="0004fc0e"/>
    </style:style>
    <style:style style:name="P12" style:family="paragraph" style:parent-style-name="Text_20_body" style:list-style-name="L3">
      <style:paragraph-properties fo:line-height="100%" fo:text-align="justify" style:justify-single-word="false"/>
      <style:text-properties officeooo:paragraph-rsid="000c0370"/>
    </style:style>
    <style:style style:name="P13" style:family="paragraph" style:parent-style-name="Text_20_body" style:list-style-name="L3">
      <style:paragraph-properties fo:line-height="100%"/>
      <style:text-properties officeooo:paragraph-rsid="000c0370"/>
    </style:style>
    <style:style style:name="P14" style:family="paragraph" style:parent-style-name="Text_20_body" style:list-style-name="L3">
      <style:paragraph-properties fo:line-height="100%"/>
      <style:text-properties officeooo:rsid="0004fc0e" officeooo:paragraph-rsid="0004fc0e"/>
    </style:style>
    <style:style style:name="P15" style:family="paragraph" style:parent-style-name="Text_20_body">
      <style:paragraph-properties fo:line-height="100%"/>
      <style:text-properties officeooo:rsid="000c0370" officeooo:paragraph-rsid="000c0370"/>
    </style:style>
    <style:style style:name="T1" style:family="text">
      <style:text-properties officeooo:rsid="00010003"/>
    </style:style>
    <style:style style:name="T2" style:family="text">
      <style:text-properties style:font-name="Liberation Sans" fo:font-size="14pt" fo:font-style="italic" fo:font-weight="bold" officeooo:rsid="00010003" style:font-style-asian="italic" style:font-weight-asian="bold" style:font-style-complex="italic" style:font-weight-complex="bold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fo:font-weight="normal" officeooo:rsid="00043b6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fo:font-weight="normal" officeooo:rsid="0004fc0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fo:font-weight="normal" officeooo:rsid="0005abe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fo:font-weight="normal" officeooo:rsid="0009068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fo:font-weight="normal" officeooo:rsid="000a3a5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00c03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fo:font-weight="normal" officeooo:rsid="000dc58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09068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bold" officeooo:rsid="0004fc0e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erif" fo:font-size="12pt" fo:font-style="normal" fo:font-weight="bold" officeooo:rsid="00090686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officeooo:rsid="00090686" style:font-size-asian="12pt" style:font-size-complex="12pt"/>
    </style:style>
    <style:style style:name="T18" style:family="text">
      <style:text-properties style:font-name="Liberation Serif" fo:font-size="12pt" fo:font-style="italic" fo:font-weight="bold" officeooo:rsid="00090686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officeooo:rsid="000c03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. Ejercicio 5. Comparación WMS, WFS y WCS</text:p>
      <text:p text:style-name="P3">Alonso Bueno Herrero – Curso 2020/21</text:p>
      <text:p text:style-name="P10"><text:span text:style-name="T2">Enunciado.-</text:span><text:span text:style-name="T1"> E</text:span>xplica similitudes y diferencias entre WMS, WFS, WCS.</text:p>
      <text:p text:style-name="P4">Solución.- <text:span text:style-name="T4">Voy a responder a la respuesta en base a servicios que implementen (supongamos que de forma única, aislada), cada </text:span><text:span text:style-name="T9">uno</text:span><text:span text:style-name="T4"> de los tres </text:span><text:span text:style-name="T9">estándares </text:span><text:span text:style-name="T4">a comparar. De esta forma:</text:span></text:p>
      <text:list xml:id="list1407731715" text:style-name="L2">
        <text:list-item>
          <text:p text:style-name="P5"><text:span text:style-name="T17">¿Qué ofrecen?</text:span><text:span text:style-name="T7"> </text:span><text:span text:style-name="T5">L</text:span><text:span text:style-name="T3">os servicios basados en </text:span><text:span text:style-name="T11">WMS</text:span><text:span text:style-name="T3"> están orientados a la visualización, en concreto, de imágenes digitales como una representación de la información geográfica almacenada. </text:span><text:span text:style-name="T7">P</text:span><text:span text:style-name="T3">or el contrario, un servicio basado en </text:span><text:span text:style-name="T11">WFS</text:span><text:span text:style-name="T3"> </text:span><text:span text:style-name="T7">se usa</text:span><text:span text:style-name="T3"> para la descarga </text:span><text:span text:style-name="T7">de objetos geográficos</text:span><text:span text:style-name="T3">, pues las siglas provienen de </text:span><text:span text:style-name="T16">Web Feature Service</text:span><text:span text:style-name="T3"> </text:span><text:span text:style-name="T5">(servicio web de descarga de “objetos geográficos”).</text:span></text:p>
        </text:list-item>
        <text:list-item>
          <text:p text:style-name="P6"><text:span text:style-name="T17">Tipos de objetos geográficos que ofrecen</text:span><text:span text:style-name="T7"> </text:span><text:span text:style-name="T3">WMS permite el acceso a datos ráster y vectoriales, mientras WFS sólo permite la descarga de datos vectoriales. WCS se utiliza para transferir "coberturas", es decir, </text:span><text:span text:style-name="T13">o</text:span><text:span text:style-name="T12">bjetos geográficos</text:span><text:span text:style-name="T3"> que cubren un área geográfica. Pensemos por ejemplo en la capa de hidrografía para un municipio de Granada, como Moclín. <text:s/></text:span></text:p>
        </text:list-item>
        <text:list-item>
          <text:p text:style-name="P11"><text:span text:style-name="T18">Técnica de acceso a los recursos</text:span><text:span text:style-name="T7"> </text:span><text:span text:style-name="T8">Tanto WFS como</text:span><text:span text:style-name="T5"> WCS se considera</text:span><text:span text:style-name="T8">n</text:span><text:span text:style-name="T5"> un servicio de tipo </text:span><text:span text:style-name="T14">RPC</text:span><text:span text:style-name="T5"> </text:span><text:span text:style-name="T6">(llamada a procedimiento remoto) y</text:span><text:span text:style-name="T5"> </text:span><text:span text:style-name="T6">N</text:span><text:span text:style-name="T5">o-RESTful. </text:span><text:span text:style-name="T7">Las solicitudes en </text:span><text:span text:style-name="T15">WMS</text:span><text:span text:style-name="T7"> se realizan a través de una URL típica. </text:span></text:p>
        </text:list-item>
        <text:list-item>
          <text:p text:style-name="P7"><text:span text:style-name="T7">Miscelánea </text:span><text:span text:style-name="T10">de similitudes/diferencias</text:span><text:span text:style-name="T7">: </text:span></text:p>
          <text:list>
            <text:list-item>
              <text:p text:style-name="P7"><text:span text:style-name="T3">WMS es probablemente el más conocido de estos tres estándares debido a su uso generalizado por los servidores de mapas para entregar imágenes de mapas. </text:span></text:p>
            </text:list-item>
            <text:list-item>
              <text:p text:style-name="P8"><text:span text:style-name="T3">El servicio web WFS permite que el cliente consulte, actualice, cree o elimine características. </text:span></text:p>
            </text:list-item>
            <text:list-item>
              <text:p text:style-name="P8"><text:span text:style-name="T3">GeoServer es la implementación de referencia de un servidor de mapas para los estándares WMS, WFS y WCS. </text:span></text:p>
            </text:list-item>
            <text:list-item>
              <text:p text:style-name="P9"><text:span text:style-name="T3">Tanto WMS como WFS están soportados, sin necesidad de plugins, en los servidores de mapas más reconocidos: MapServer, GeoServer y QGIS Server. </text:span></text:p>
            </text:list-item>
          </text:list>
        </text:list-item>
      </text:list>
      <text:h text:style-name="Heading_20_1" text:outline-level="1">Referencias</text:h>
      <text:list xml:id="list3442829479" text:style-name="L3">
        <text:list-item>
          <text:p text:style-name="P14"><text:a xlink:type="simple" xlink:href="https://www.winwaed.com/blog/2009/02/09/overview-wms-wfs-wcs/" text:style-name="Internet_20_link" text:visited-style-name="Visited_20_Internet_20_Link">https://www.winwaed.com/blog/2009/02/09/overview-wms-wfs-wcs/</text:a></text:p>
        </text:list-item>
        <text:list-item>
          <text:p text:style-name="P12"><text:span text:style-name="T19">Guía para la publicación de datos geográficos del Ministerio de Asuntos Económicos y Transformación Digital, pp. 20-21. </text:span></text:p>
          <text:p text:style-name="P13"><text:span text:style-name="T19">Acceso en: </text:span><text:a xlink:type="simple" xlink:href="https://datos.gob.es/sites/default/files/doc/file/guia_publicacion_datos_espaciales.pdf" text:style-name="Internet_20_link" text:visited-style-name="Visited_20_Internet_20_Link"><text:span text:style-name="T19">https://datos.gob.es/sites/default/files/doc/file/guia_publicacion_datos_espaciales.pdf</text:span></text:a><text:span text:style-name="T19">.</text:span></text:p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0686" officeooo:paragraph-rsid="0009068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Fecha de última actualización: <text:date style:data-style-name="N37" text:date-value="2020-12-10T17:49:13.438000171" text:fixed="true">12/10/20</text:dat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10T18:10:36.629000000</dc:date>
    <meta:editing-duration>PT52M</meta:editing-duration>
    <meta:editing-cycles>7</meta:editing-cycles>
    <meta:document-statistic meta:table-count="0" meta:image-count="0" meta:object-count="0" meta:page-count="1" meta:paragraph-count="17" meta:word-count="317" meta:character-count="2129" meta:non-whitespace-character-count="1828"/>
  </office:meta>
</office:document-meta>
</file>